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standard">
      <style:graphic-properties draw:stroke="none" svg:stroke-color="#000000" draw:fill="none" draw:fill-color="#ffffff" fo:min-height="3.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  <style:text-properties fo:font-size="12pt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6cm" svg:height="1cm" svg:x="7.839cm" svg:y="0.102cm">
          <text:p text:style-name="P1">Star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6cm" svg:height="1cm" svg:x="0.839cm" svg:y="5.102cm">
          <text:p text:style-name="P1"><text:span text:style-name="T1">Zeichen Les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6cm" svg:height="1.5cm" svg:x="7.839cm" svg:y="2.102cm">
          <text:p text:style-name="P1"><text:span text:style-name="T1">Assembler-Grundgerüst</text:span></text:p>
          <text:p text:style-name="P1"><text:span text:style-name="T1">in Zieldatei erstell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5.5cm" svg:height="1cm" svg:x="0.339cm" svg:y="0.102cm">
          <draw:text-box>
            <text:p text:style-name="P4">Codeübersetzung</text:p>
          </draw:text-box>
        </draw:frame>
        <draw:frame draw:style-name="gr3" draw:text-style-name="P4" draw:layer="layout" svg:width="2.5cm" svg:height="3.75cm" svg:x="4.129cm" svg:y="2.602cm">
          <draw:text-box>
            <text:p text:style-name="P4"/>
          </draw:text-box>
        </draw:frame>
        <draw:line draw:style-name="gr4" draw:text-style-name="P2" draw:layer="layout" svg:x1="10.839cm" svg:y1="1.102cm" svg:x2="10.839cm" svg:y2="2.102cm">
          <text:p text:style-name="P4"/>
        </draw:line>
        <draw:line draw:style-name="gr4" draw:text-style-name="P2" draw:layer="layout" svg:x1="17.339cm" svg:y1="21.102cm" svg:x2="17.339cm" svg:y2="22.102cm">
          <text:p text:style-name="P4"/>
        </draw:line>
        <draw:line draw:style-name="gr4" draw:text-style-name="P2" draw:layer="layout" svg:x1="7.339cm" svg:y1="17.102cm" svg:x2="7.339cm" svg:y2="18.102cm">
          <text:p text:style-name="P4"/>
        </draw:line>
        <draw:line draw:style-name="gr4" draw:text-style-name="P2" draw:layer="layout" svg:x1="8.839cm" svg:y1="10.602cm" svg:x2="8.839cm" svg:y2="11.602cm">
          <text:p text:style-name="P4"/>
        </draw:line>
        <draw:line draw:style-name="gr4" draw:text-style-name="P2" draw:layer="layout" svg:x1="8.839cm" svg:y1="6.102cm" svg:x2="9.839cm" svg:y2="6.102cm">
          <text:p text:style-name="P4"/>
        </draw:line>
        <draw:line draw:style-name="gr4" draw:text-style-name="P2" draw:layer="layout" svg:x1="3.839cm" svg:y1="6.102cm" svg:x2="3.839cm" svg:y2="7.102cm">
          <text:p text:style-name="P4"/>
        </draw:line>
        <draw:line draw:style-name="gr4" draw:text-style-name="P2" draw:layer="layout" svg:x1="3.839cm" svg:y1="4.102cm" svg:x2="3.839cm" svg:y2="5.102cm">
          <text:p text:style-name="P4"/>
        </draw:line>
        <draw:custom-shape draw:style-name="gr1" draw:text-style-name="P5" draw:layer="layout" svg:width="6cm" svg:height="2cm" svg:x="0.839cm" svg:y="7.102cm">
          <text:p text:style-name="P1"><text:span text:style-name="T1">Stringende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frame draw:style-name="gr5" draw:text-style-name="P6" draw:layer="layout" svg:width="1.5cm" svg:height="0.725cm" svg:x="6.839cm" svg:y="7.377cm">
          <draw:text-box>
            <text:p text:style-name="P4"><text:span text:style-name="T1">nein</text:span></text:p>
          </draw:text-box>
        </draw:frame>
        <draw:frame draw:style-name="gr5" draw:text-style-name="P6" draw:layer="layout" svg:width="1.5cm" svg:height="0.725cm" svg:x="15.839cm" svg:y="5.377cm">
          <draw:text-box>
            <text:p text:style-name="P4"><text:span text:style-name="T1">nein</text:span></text:p>
          </draw:text-box>
        </draw:frame>
        <draw:frame draw:style-name="gr6" draw:text-style-name="P6" draw:layer="layout" svg:width="1cm" svg:height="0.75cm" svg:x="2.839cm" svg:y="9.102cm">
          <draw:text-box>
            <text:p text:style-name="P4"><text:span text:style-name="T1">ja</text:span></text:p>
          </draw:text-box>
        </draw:frame>
        <draw:frame draw:style-name="gr6" draw:text-style-name="P6" draw:layer="layout" svg:width="1cm" svg:height="0.75cm" svg:x="12.839cm" svg:y="7.102cm">
          <draw:text-box>
            <text:p text:style-name="P4"><text:span text:style-name="T1">ja</text:span></text:p>
          </draw:text-box>
        </draw:frame>
        <draw:custom-shape draw:style-name="gr1" draw:text-style-name="P5" draw:layer="layout" svg:width="6cm" svg:height="2cm" svg:x="9.839cm" svg:y="5.102cm">
          <text:p text:style-name="P1"><text:span text:style-name="T1">Brainfuck-Zeichen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7" draw:text-style-name="P2" draw:layer="layout" svg:x1="15.839cm" svg:y1="6.102cm" svg:x2="16.839cm" svg:y2="6.102cm">
          <text:p text:style-name="P4"/>
        </draw:line>
        <draw:line draw:style-name="gr7" draw:text-style-name="P2" draw:layer="layout" svg:x1="20.339cm" svg:y1="16.102cm" svg:x2="20.339cm" svg:y2="4.102cm">
          <text:p text:style-name="P4"/>
        </draw:line>
        <draw:custom-shape draw:style-name="gr1" draw:text-style-name="P2" draw:layer="layout" svg:width="6cm" svg:height="1cm" svg:x="14.339cm" svg:y="22.102cm">
          <text:p text:style-name="P1">Ende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2" draw:layer="layout" svg:x1="10.839cm" svg:y1="3.602cm" svg:x2="10.839cm" svg:y2="4.102cm">
          <text:p text:style-name="P4"/>
        </draw:line>
        <draw:line draw:style-name="gr7" draw:text-style-name="P2" draw:layer="layout" svg:x1="20.339cm" svg:y1="4.102cm" svg:x2="3.839cm" svg:y2="4.102cm">
          <text:p text:style-name="P4"/>
        </draw:line>
        <draw:custom-shape draw:style-name="gr1" draw:text-style-name="P5" draw:layer="layout" svg:width="6cm" svg:height="2cm" svg:x="4.339cm" svg:y="18.102cm">
          <text:p text:style-name="P1"><text:span text:style-name="T1">Befehlsanzahl = 0?</text:span>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line draw:style-name="gr4" draw:text-style-name="P2" draw:layer="layout" svg:x1="7.339cm" svg:y1="20.102cm" svg:x2="7.339cm" svg:y2="21.102cm">
          <text:p text:style-name="P4"/>
        </draw:line>
        <draw:frame draw:style-name="gr6" draw:text-style-name="P6" draw:layer="layout" svg:width="1cm" svg:height="0.75cm" svg:x="7.339cm" svg:y="20.102cm">
          <draw:text-box>
            <text:p text:style-name="P6"><text:span text:style-name="T1">ja</text:span></text:p>
          </draw:text-box>
        </draw:frame>
        <draw:custom-shape draw:style-name="gr1" draw:text-style-name="P3" draw:layer="layout" svg:width="6cm" svg:height="1cm" svg:x="4.339cm" svg:y="21.102cm">
          <text:p text:style-name="P5">Warnung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2" draw:layer="layout" svg:x1="4.339cm" svg:y1="19.102cm" svg:x2="2.839cm" svg:y2="19.102cm">
          <text:p text:style-name="P4"/>
        </draw:line>
        <draw:line draw:style-name="gr7" draw:text-style-name="P2" draw:layer="layout" svg:x1="2.839cm" svg:y1="19.102cm" svg:x2="2.839cm" svg:y2="23.102cm">
          <text:p text:style-name="P4"/>
        </draw:line>
        <draw:line draw:style-name="gr7" draw:text-style-name="P2" draw:layer="layout" svg:x1="2.839cm" svg:y1="23.102cm" svg:x2="12.339cm" svg:y2="23.102cm">
          <text:p text:style-name="P4"/>
        </draw:line>
        <draw:frame draw:style-name="gr5" draw:text-style-name="P6" draw:layer="layout" svg:width="1.5cm" svg:height="0.725cm" svg:x="2.839cm" svg:y="18.377cm">
          <draw:text-box>
            <text:p text:style-name="P6"><text:span text:style-name="T1">nein</text:span></text:p>
          </draw:text-box>
        </draw:frame>
        <draw:line draw:style-name="gr7" draw:text-style-name="P2" draw:layer="layout" svg:x1="3.839cm" svg:y1="17.102cm" svg:x2="3.839cm" svg:y2="9.102cm">
          <text:p text:style-name="P4"/>
        </draw:line>
        <draw:custom-shape draw:style-name="gr1" draw:text-style-name="P3" draw:layer="layout" svg:width="6cm" svg:height="1cm" svg:x="14.339cm" svg:y="20.102cm">
          <text:p text:style-name="P5">Assembler-Code abschließe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2" draw:layer="layout" svg:x1="3.839cm" svg:y1="17.102cm" svg:x2="7.339cm" svg:y2="17.102cm">
          <text:p text:style-name="P4"/>
        </draw:line>
        <draw:line draw:style-name="gr7" draw:text-style-name="P2" draw:layer="layout" svg:x1="6.839cm" svg:y1="8.102cm" svg:x2="8.839cm" svg:y2="8.102cm">
          <text:p text:style-name="P4"/>
        </draw:line>
        <draw:line draw:style-name="gr7" draw:text-style-name="P2" draw:layer="layout" svg:x1="8.839cm" svg:y1="6.102cm" svg:x2="8.839cm" svg:y2="8.102cm">
          <text:p text:style-name="P4"/>
        </draw:line>
        <draw:custom-shape draw:style-name="gr1" draw:text-style-name="P3" draw:layer="layout" svg:width="6cm" svg:height="1.5cm" svg:x="5.839cm" svg:y="11.602cm">
          <text:p text:style-name="P5">Entsprechenden Assembler-</text:p>
          <text:p text:style-name="P5">Befehl schreibe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2" draw:layer="layout" svg:x1="8.839cm" svg:y1="10.602cm" svg:x2="12.839cm" svg:y2="10.602cm">
          <text:p text:style-name="P4"/>
        </draw:line>
        <draw:line draw:style-name="gr7" draw:text-style-name="P2" draw:layer="layout" svg:x1="12.839cm" svg:y1="7.102cm" svg:x2="12.839cm" svg:y2="8.602cm">
          <text:p text:style-name="P4"/>
        </draw:line>
        <draw:custom-shape draw:style-name="gr1" draw:text-style-name="P3" draw:layer="layout" svg:width="6cm" svg:height="1cm" svg:x="13.839cm" svg:y="7.602cm">
          <text:p text:style-name="P5">Kommentar beginne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2" draw:layer="layout" svg:x1="16.839cm" svg:y1="11.102cm" svg:x2="16.839cm" svg:y2="12.102cm">
          <text:p text:style-name="P4"/>
        </draw:line>
        <draw:custom-shape draw:style-name="gr1" draw:text-style-name="P3" draw:layer="layout" svg:width="6cm" svg:height="1.5cm" svg:x="13.839cm" svg:y="9.602cm">
          <text:p text:style-name="P5">Alle Zeichen bis zum nächsten</text:p>
          <text:p text:style-name="P5">BF-Zeichen schreiben.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2" draw:layer="layout" svg:x1="16.839cm" svg:y1="6.102cm" svg:x2="16.839cm" svg:y2="7.602cm">
          <text:p text:style-name="P4"/>
        </draw:line>
        <draw:custom-shape draw:style-name="gr1" draw:text-style-name="P3" draw:layer="layout" svg:width="6cm" svg:height="1cm" svg:x="13.839cm" svg:y="12.102cm">
          <text:p text:style-name="P5">New line schreibe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2" draw:layer="layout" svg:x1="16.839cm" svg:y1="8.602cm" svg:x2="16.839cm" svg:y2="9.602cm">
          <text:p text:style-name="P4"/>
        </draw:line>
        <draw:line draw:style-name="gr7" draw:text-style-name="P2" draw:layer="layout" svg:x1="16.839cm" svg:y1="13.102cm" svg:x2="16.839cm" svg:y2="14.102cm">
          <text:p text:style-name="P4"/>
        </draw:line>
        <draw:line draw:style-name="gr7" draw:text-style-name="P2" draw:layer="layout" svg:x1="16.839cm" svg:y1="14.102cm" svg:x2="20.339cm" svg:y2="14.102cm">
          <text:p text:style-name="P4"/>
        </draw:line>
        <draw:line draw:style-name="gr7" draw:text-style-name="P2" draw:layer="layout" svg:x1="12.839cm" svg:y1="8.602cm" svg:x2="12.839cm" svg:y2="10.602cm">
          <text:p text:style-name="P4"/>
        </draw:line>
        <draw:line draw:style-name="gr7" draw:text-style-name="P2" draw:layer="layout" svg:x1="20.339cm" svg:y1="16.102cm" svg:x2="8.839cm" svg:y2="16.102cm">
          <text:p text:style-name="P4"/>
        </draw:line>
        <draw:line draw:style-name="gr4" draw:text-style-name="P2" draw:layer="layout" svg:x1="8.839cm" svg:y1="13.102cm" svg:x2="8.839cm" svg:y2="14.102cm">
          <text:p text:style-name="P4"/>
        </draw:line>
        <draw:custom-shape draw:style-name="gr1" draw:text-style-name="P3" draw:layer="layout" svg:width="6cm" svg:height="1cm" svg:x="5.839cm" svg:y="14.102cm">
          <text:p text:style-name="P1"><text:span text:style-name="T1">Befehlsanzahl erhöh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7" draw:text-style-name="P2" draw:layer="layout" svg:x1="8.839cm" svg:y1="15.102cm" svg:x2="8.839cm" svg:y2="16.102cm">
          <text:p text:style-name="P4"/>
        </draw:line>
        <draw:line draw:style-name="gr7" draw:text-style-name="P2" draw:layer="layout" svg:x1="7.339cm" svg:y1="22.102cm" svg:x2="7.339cm" svg:y2="23.102cm">
          <text:p text:style-name="P4"/>
        </draw:line>
        <draw:line draw:style-name="gr7" draw:text-style-name="P2" draw:layer="layout" svg:x1="12.339cm" svg:y1="23.102cm" svg:x2="12.339cm" svg:y2="19.102cm">
          <text:p text:style-name="P4"/>
        </draw:line>
        <draw:line draw:style-name="gr7" draw:text-style-name="P2" draw:layer="layout" svg:x1="17.339cm" svg:y1="19.102cm" svg:x2="12.339cm" svg:y2="19.102cm">
          <text:p text:style-name="P4"/>
        </draw:line>
        <draw:line draw:style-name="gr4" draw:text-style-name="P2" draw:layer="layout" svg:x1="17.339cm" svg:y1="19.102cm" svg:x2="17.339cm" svg:y2="20.102cm">
          <text:p text:style-name="P4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102cm" fo:margin-bottom="1.307cm" fo:margin-left="0.339cm" fo:margin-right="0.37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meta:creation-date>2006-03-07T16:12:53</meta:creation-date>
    <dc:creator>David Christa</dc:creator>
    <dc:date>2006-03-07T18:24:32</dc:date>
    <dc:language>de-DE</dc:language>
    <meta:editing-cycles>4</meta:editing-cycles>
    <meta:editing-duration>PT2H10M7S</meta:editing-duration>
    <meta:user-defined meta:name="Info 1"/>
    <meta:user-defined meta:name="Info 2"/>
    <meta:user-defined meta:name="Info 3"/>
    <meta:user-defined meta:name="Info 4"/>
    <meta:document-statistic meta:object-count="56"/>
  </office:meta>
</office:document-meta>
</file>